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size"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4.94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3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none" draw:fill-color="#ffffff" draw:textarea-horizontal-align="justify" draw:textarea-vertical-align="top" draw:auto-grow-height="false" fo:min-height="4.96cm" fo:min-width="22.604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79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0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8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3.79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4.84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9.22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none" draw:fill-color="#ffffff" draw:textarea-horizontal-align="justify" draw:textarea-vertical-align="top" draw:auto-grow-height="false" fo:min-height="4.96cm" fo:min-width="22.604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" draw:marker-end-width="0.35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52cm" fo:padding-bottom="0.152cm" fo:padding-left="0.277cm" fo:padding-right="0.47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79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19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2" draw:text-style-name="P2" draw:layer="layout" svg:width="2cm" svg:height="2.75cm" svg:x="2.25cm" svg:y="0.853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1"><text:span text:style-name="T1">Awareness Ag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path draw:style-name="gr4" draw:text-style-name="P3" draw:layer="layout" svg:width="0.5cm" svg:height="0.5cm" svg:x="3cm" svg:y="1.103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5" draw:text-style-name="P3" draw:layer="layout" svg:x1="3.25cm" svg:y1="1.603cm" svg:x2="3.25cm" svg:y2="2.373cm">
              <text:p/>
            </draw:line>
            <draw:line draw:style-name="gr6" draw:text-style-name="P3" draw:layer="layout" svg:x1="2.75cm" svg:y1="1.853cm" svg:x2="3.77cm" svg:y2="1.853cm">
              <text:p/>
            </draw:line>
            <draw:line draw:style-name="gr7" draw:text-style-name="P3" draw:layer="layout" svg:x1="3.25cm" svg:y1="2.353cm" svg:x2="3.75cm" svg:y2="2.853cm">
              <text:p/>
            </draw:line>
            <draw:line draw:style-name="gr8" draw:text-style-name="P3" draw:layer="layout" svg:x1="3.25cm" svg:y1="2.353cm" svg:x2="2.75cm" svg:y2="2.853cm">
              <text:p/>
            </draw:line>
          </draw:g>
        </draw:g>
        <draw:connector draw:style-name="gr9" draw:text-style-name="P4" draw:layer="layout" draw:type="line" svg:x1="3.222cm" svg:y1="19.857cm" svg:x2="3.25cm" svg:y2="3.603cm" draw:end-shape="id1" draw:end-glue-point="2" svg:d="M3222 19857l28-16254" svg:viewBox="0 0 29 16255">
          <text:p/>
        </draw:connector>
        <draw:g draw:style-name="gr10">
          <draw:g draw:style-name="gr3">
            <draw:line draw:style-name="gr11" draw:text-style-name="P3" draw:layer="layout" svg:x1="9.3cm" svg:y1="1.325cm" svg:x2="9.3cm" svg:y2="12.38cm">
              <text:p/>
            </draw:line>
            <draw:line draw:style-name="gr12" draw:text-style-name="P3" draw:layer="layout" svg:x1="9.3cm" svg:y1="10.538cm" svg:x2="9.3cm" svg:y2="19.751cm">
              <text:p/>
            </draw:line>
          </draw:g>
          <draw:custom-shape draw:style-name="gr13" draw:text-style-name="P6" draw:layer="layout" svg:width="4cm" svg:height="0.995cm" svg:x="7.3cm" svg:y="1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Inven!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3" draw:layer="layout" svg:width="0.5cm" svg:height="15.147cm" svg:x="3cm" svg:y="4.353cm">
          <text:p/>
          <draw:enhanced-geometry svg:viewBox="0 0 21600 21600" draw:type="rectangle" draw:enhanced-path="M 0 0 L 21600 0 21600 21600 0 21600 0 0 Z N"/>
        </draw:custom-shape>
        <draw:g draw:style-name="gr10">
          <draw:g draw:style-name="gr3">
            <draw:line draw:style-name="gr15" draw:text-style-name="P3" draw:layer="layout" svg:x1="17.75cm" svg:y1="1.339cm" svg:x2="17.75cm" svg:y2="12.236cm">
              <text:p/>
            </draw:line>
            <draw:line draw:style-name="gr16" draw:text-style-name="P3" draw:layer="layout" svg:x1="17.75cm" svg:y1="10.42cm" svg:x2="17.75cm" svg:y2="19.501cm">
              <text:p/>
            </draw:line>
          </draw:g>
          <draw:custom-shape draw:style-name="gr17" draw:text-style-name="P6" draw:layer="layout" svg:width="4cm" svg:height="0.995cm" svg:x="15.75cm" svg:y="1.33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Activity 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line draw:style-name="gr18" draw:text-style-name="P4" draw:layer="layout" svg:x1="3.5cm" svg:y1="4.83cm" svg:x2="9cm" svg:y2="4.83cm">
            <text:p/>
          </draw:line>
          <draw:frame draw:style-name="gr19" draw:text-style-name="P8" draw:layer="layout" svg:width="4.018cm" svg:height="1.199cm" svg:x="3.5cm" svg:y="3.64cm">
            <draw:text-box>
              <text:p text:style-name="P7"><text:span text:style-name="T2"><text:s text:c="31"/></text:span><text:span text:style-name="T2">Check Goals</text:span></text:p>
            </draw:text-box>
          </draw:frame>
        </draw:g>
        <draw:g draw:style-name="gr10">
          <draw:custom-shape draw:style-name="gr20" draw:text-style-name="P9" draw:layer="layout" svg:width="23.158cm" svg:height="5.264cm" svg:x="4.092cm" svg:y="5.075cm">
            <draw:glue-point draw:id="4" svg:x="-5cm" svg:y="-5cm"/>
            <draw:glue-point draw:id="5" svg:x="5cm" svg:y="-5cm"/>
            <draw:glue-point draw:id="6" svg:x="-5cm" svg:y="-5cm" draw:escape-direction="down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4.803cm" svg:height="0.779cm" svg:x="4.05cm" svg:y="5.075cm">
            <text:p text:style-name="P10"><text:span text:style-name="T2">Assemble Dashboard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g draw:style-name="gr10">
          <draw:g draw:style-name="gr3">
            <draw:line draw:style-name="gr22" draw:text-style-name="P3" draw:layer="layout" svg:x1="25.25cm" svg:y1="1.339cm" svg:x2="25.25cm" svg:y2="12.086cm">
              <text:p/>
            </draw:line>
            <draw:line draw:style-name="gr23" draw:text-style-name="P3" draw:layer="layout" svg:x1="25.25cm" svg:y1="10.295cm" svg:x2="25.25cm" svg:y2="19.251cm">
              <text:p/>
            </draw:line>
          </draw:g>
          <draw:custom-shape draw:style-name="gr24" draw:text-style-name="P6" draw:layer="layout" svg:width="4cm" svg:height="0.995cm" svg:x="23.25cm" svg:y="1.33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GitHu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5" draw:text-style-name="P3" draw:layer="layout" svg:width="0.5cm" svg:height="3cm" svg:x="25cm" svg:y="6.339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26" draw:text-style-name="P4" draw:layer="layout" svg:x1="9.5cm" svg:y1="6.33cm" svg:x2="17.5cm" svg:y2="6.33cm">
            <text:p/>
          </draw:line>
          <draw:frame draw:style-name="gr27" draw:text-style-name="P8" draw:layer="layout" svg:width="5.844cm" svg:height="1.25cm" svg:x="9.5cm" svg:y="5.089cm">
            <draw:text-box>
              <text:p text:style-name="P7"><text:span text:style-name="T2">Request Activity Instance Analytics</text:span></text:p>
            </draw:text-box>
          </draw:frame>
        </draw:g>
        <draw:g draw:style-name="gr3">
          <draw:line draw:style-name="gr28" draw:text-style-name="P4" draw:layer="layout" svg:x1="18cm" svg:y1="8.03cm" svg:x2="25cm" svg:y2="8.03cm">
            <text:p/>
          </draw:line>
          <draw:frame draw:style-name="gr29" draw:text-style-name="P8" draw:layer="layout" svg:width="5.114cm" svg:height="1.25cm" svg:x="18cm" svg:y="6.789cm">
            <draw:text-box>
              <text:p text:style-name="P7"><text:span text:style-name="T2">Request GitHub Metrics</text:span></text:p>
            </draw:text-box>
          </draw:frame>
        </draw:g>
        <draw:g draw:style-name="gr3">
          <draw:line draw:style-name="gr30" draw:text-style-name="P4" draw:layer="layout" svg:x1="25cm" svg:y1="8.93cm" svg:x2="18cm" svg:y2="8.93cm">
            <text:p/>
          </draw:line>
          <draw:frame draw:style-name="gr31" draw:text-style-name="P12" draw:layer="layout" svg:width="5.117cm" svg:height="0.75cm" svg:x="19.883cm" svg:y="8.189cm">
            <draw:text-box>
              <text:p text:style-name="P7"><text:span text:style-name="T3">Repository Metrics</text:span></text:p>
            </draw:text-box>
          </draw:frame>
        </draw:g>
        <draw:g draw:style-name="gr3">
          <draw:polyline draw:style-name="gr32" draw:text-style-name="P13" draw:layer="layout" svg:width="1.404cm" svg:height="0.922cm" svg:x="17.773cm" svg:y="6.316cm" svg:viewBox="0 0 1405 923" draw:points="0,0 1405,0 1405,923 250,923">
            <text:p/>
          </draw:polyline>
          <draw:frame draw:style-name="gr33" draw:text-style-name="P4" draw:layer="layout" svg:width="12.185cm" svg:height="0.5cm" svg:x="12.748cm" svg:y="5.789cm">
            <draw:text-box>
              <text:p text:style-name="P7"><text:span text:style-name="T2"><text:s text:c="46"/></text:span><text:span text:style-name="T2">Replace Inven!RA ID with repository</text:span></text:p>
            </draw:text-box>
          </draw:frame>
        </draw:g>
        <draw:custom-shape draw:style-name="gr34" draw:text-style-name="P3" draw:layer="layout" svg:width="0.5cm" svg:height="4cm" svg:x="17.5cm" svg:y="6.089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35" draw:text-style-name="P4" draw:layer="layout" svg:x1="17.5cm" svg:y1="9.83cm" svg:x2="9.5cm" svg:y2="9.83cm">
            <text:p/>
          </draw:line>
          <draw:frame draw:style-name="gr36" draw:text-style-name="P12" draw:layer="layout" svg:width="5.848cm" svg:height="1.199cm" svg:x="11.652cm" svg:y="8.64cm">
            <draw:text-box>
              <text:p text:style-name="P7"><text:span text:style-name="T3">Analytics for </text:span><text:span text:style-name="T2">Activity Instance</text:span></text:p>
            </draw:text-box>
          </draw:frame>
        </draw:g>
        <draw:g draw:style-name="gr3">
          <draw:polyline draw:style-name="gr37" draw:text-style-name="P13" draw:layer="layout" svg:width="1.404cm" svg:height="0.922cm" svg:x="9.275cm" svg:y="11.366cm" svg:viewBox="0 0 1405 923" draw:points="0,0 1405,0 1405,923 250,923">
            <text:p/>
          </draw:polyline>
          <draw:frame draw:style-name="gr38" draw:text-style-name="P4" draw:layer="layout" svg:width="12.3cm" svg:height="0.5cm" svg:x="4.197cm" svg:y="10.839cm">
            <draw:text-box>
              <text:p text:style-name="P7"><text:span text:style-name="T2"><text:s text:c="60"/></text:span><text:span text:style-name="T2">Combine analytics from the </text:span><text:span text:style-name="T2"><text:line-break/></text:span><text:span text:style-name="T2"> <text:s text:c="58"/>activity instances into goals</text:span></text:p>
            </draw:text-box>
          </draw:frame>
        </draw:g>
        <draw:custom-shape draw:style-name="gr39" draw:text-style-name="P3" draw:layer="layout" svg:width="0.5cm" svg:height="9.425cm" svg:x="9.05cm" svg:y="4.325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40" draw:text-style-name="P4" draw:layer="layout" svg:x1="9cm" svg:y1="13.58cm" svg:x2="3.5cm" svg:y2="13.58cm">
            <text:p/>
          </draw:line>
          <draw:frame draw:style-name="gr41" draw:text-style-name="P12" draw:layer="layout" svg:width="4.021cm" svg:height="1.199cm" svg:x="4.979cm" svg:y="12.39cm">
            <draw:text-box>
              <text:p text:style-name="P7"><text:span text:style-name="T4">Present Dashboard</text:span></text:p>
            </draw:text-box>
          </draw:frame>
        </draw:g>
        <draw:g draw:style-name="gr10">
          <draw:custom-shape draw:style-name="gr42" draw:text-style-name="P9" draw:layer="layout" svg:width="23.158cm" svg:height="5.264cm" svg:x="4.092cm" svg:y="14cm">
            <draw:glue-point draw:id="4" svg:x="-5cm" svg:y="-5cm"/>
            <draw:glue-point draw:id="5" svg:x="5cm" svg:y="-5cm"/>
            <draw:glue-point draw:id="6" svg:x="-5cm" svg:y="-5cm" draw:escape-direction="down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1" draw:layer="layout" svg:width="3.694cm" svg:height="0.779cm" svg:x="4.05cm" svg:y="14cm">
            <text:p text:style-name="P10"><text:span text:style-name="T2">F</text:span><text:span text:style-name="T2">r</text:span><text:span text:style-name="T2">e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/text:p>
            <draw:enhanced-geometry svg:viewBox="0 0 21600 21600" draw:mirror-horizontal="false" draw:mirror-vertical="false" draw:type="non-primitve" draw:enhanced-path="M 0 0 L 21600 0 19000 21600 0 21600 0 0 Z N"/>
          </draw:custom-shape>
        </draw:g>
        <draw:custom-shape draw:style-name="gr44" draw:text-style-name="P3" draw:layer="layout" svg:width="0.5cm" svg:height="3cm" svg:x="25cm" svg:y="15.25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45" draw:text-style-name="P4" draw:layer="layout" svg:x1="3.5cm" svg:y1="15.491cm" svg:x2="25cm" svg:y2="15.491cm">
            <text:p/>
          </draw:line>
          <draw:frame draw:style-name="gr46" draw:text-style-name="P8" draw:layer="layout" svg:width="15.706cm" svg:height="1.25cm" svg:x="3.5cm" svg:y="14.25cm">
            <draw:text-box>
              <text:p text:style-name="P7"><text:span text:style-name="T2"><text:s text:c="56"/></text:span><text:span text:style-name="T2">Check qualitative analytics</text:span></text:p>
            </draw:text-box>
          </draw:frame>
        </draw:g>
        <draw:g draw:style-name="gr3">
          <draw:line draw:style-name="gr47" draw:text-style-name="P4" draw:layer="layout" svg:x1="25cm" svg:y1="17.239cm" svg:x2="3.5cm" svg:y2="17.239cm">
            <text:p/>
          </draw:line>
          <draw:frame draw:style-name="gr48" draw:text-style-name="P12" draw:layer="layout" svg:width="15.716cm" svg:height="1.449cm" svg:x="9.284cm" svg:y="15.801cm">
            <draw:text-box>
              <text:p text:style-name="P7"><text:span text:style-name="T4"><text:s text:c="12"/></text:span><text:span text:style-name="T4">Qualitative analytic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0:58:52.757128344</meta:creation-date>
    <dc:date>2024-10-30T12:35:30.359199116</dc:date>
    <meta:editing-duration>PT18M</meta:editing-duration>
    <meta:editing-cycles>3</meta:editing-cycles>
    <meta:generator>LibreOffice/24.2.6.2$Linux_X86_64 LibreOffice_project/420$Build-2</meta:generator>
    <meta:document-statistic meta:object-count="65"/>
  </office:meta>
</office:document-meta>
</file>